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officeooo:paragraph-rsid="000e7eb2"/>
    </style:style>
    <style:style style:name="P3" style:family="paragraph" style:parent-style-name="Text_20_body">
      <style:paragraph-properties fo:text-align="justify" style:justify-single-word="false"/>
      <style:text-properties officeooo:paragraph-rsid="000e7eb2"/>
    </style:style>
    <style:style style:name="T1" style:family="text">
      <style:text-properties style:text-position="33% 80%"/>
    </style:style>
    <style:style style:name="T2" style:family="text">
      <style:text-properties style:text-underline-style="none"/>
    </style:style>
    <style:style style:name="T3" style:family="text">
      <style:text-properties style:text-underline-style="none" officeooo:rsid="000e7eb2"/>
    </style:style>
    <style:style style:name="T4" style:family="text">
      <style:text-properties style:text-underline-style="none" fo:font-weight="bold" officeooo:rsid="000e7eb2"/>
    </style:style>
    <style:style style:name="T5" style:family="text">
      <style:text-properties style:text-underline-style="solid" style:text-underline-width="auto" style:text-underline-color="font-color"/>
    </style:style>
    <style:style style:name="T6" style:family="text">
      <style:text-properties officeooo:rsid="000e7eb2"/>
    </style:style>
    <style:style style:name="T7" style:family="text">
      <style:text-properties fo:font-weight="bold"/>
    </style:style>
    <style:style style:name="T8"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CAPAS DE IMPLEMENTACIÓN </text:span></text:span></text:p>
      <text:p text:style-name="P3"><text:span text:style-name="Strong_20_Emphasis"><text:span text:style-name="T3">Capa de </text:span></text:span><text:span text:style-name="Strong_20_Emphasis"><text:span text:style-name="T4">Presentación</text:span></text:span><text:span text:style-name="Strong_20_Emphasis"><text:span text:style-name="T3"> </text:span></text:span>Es lo que ve el usuario. A través de ella el usuario va a pasar las acciones que realice a la capa de negocio. </text:p>
      <text:p text:style-name="P3"><text:span text:style-name="T8">Capa de </text:span><text:span text:style-name="T7">Negocio (Lógica del Negocio)</text:span> Esta capa gestiona la <text:span text:style-name="T6">lógica</text:span> de la <text:span text:style-name="T6">aplicación.</text:span> Es donde se indica que se hacen con los datos. </text:p>
      <text:p text:style-name="P3"><text:span text:style-name="T8">Capa de Dato</text:span><text:span text:style-name="T7">s</text:span> Esta capa se encarga de crear, recuperar, actualizar los datos. </text:p>
      <text:p text:style-name="P1"><text:span text:style-name="Strong_20_Emphasis"><text:span text:style-name="T2">Capa de presentación.</text:span></text:span><text:span text:style-name="T2"> </text:span><text:bookmark text:name="indexterm-190"/><text:span text:style-name="T2">La capa de presentación está formada por la lógica de aplicación, que prepara datos para su envío a la capa de cliente y procesa solicitudes desde la capa de cliente para su envío a la lógica de negocios del servidor. Mediante la capa de presentación se separa la interacción del usuario respecto a la lógica de negocio. </text:span>El uso extendido del patrón de diseño Modelo-Vista-Controlador en el desarrollo de aplicaciones Java, ha favorecido la aparición de tecnologías que facilitan su implantación como JSF o Richfaces, además de un conjunto de buenas prácticas que mejoran el proceso complejo de elaboración de la capa de <text:span text:style-name="T6">presentación. Se</text:span> recogen en esta área las pautas a seguir en la construcción de esta capa.</text:p>
      <text:p text:style-name="P1"/>
      <text:p text:style-name="P1"><text:span text:style-name="Strong_20_Emphasis">Capa de cliente.</text:span><text:bookmark text:name="indexterm-188"/> La capa de cliente está formada por la lógica de la aplicación a la que el usuario final accede directamente mediante una interfaz de usuario. La lógica de la capa de cliente podría incluir clientes basados en navegadores, componentes de Java que se ejecuten en un equipo de escritorio o clientes móviles de Java<text:span text:style-name="T1">TM</text:span> Platform, Micro Edition <text:bookmark text:name="indexterm-189"/>(plataforma J2ME<text:span text:style-name="T1">TM</text:span>) que se ejecuten en un dispositivo portátil.</text:p>
      <text:p text:style-name="P1"/>
      <text:p text:style-name="P1"><text:span text:style-name="Strong_20_Emphasis">Capa de datos.</text:span><text:bookmark text:name="indexterm-205"/> La capa de datos está formada por los servicios que proporcionan los datos persistentes utilizados por la lógica de negocios. Los datos pueden ser datos de aplicaciones almacenados en un sistema de administración de bases de datos o pueden incluir información de recursos y directorios almacenada en un almacén de datos de protocolo ligero de acceso a directorios (LDAP).<text:bookmark text:name="indexterm-206"/> Los servicios de datos también pueden incluir alimentación de datos de orígenes externos o datos a los que se puede obtener acceso desde sistemas informáticos heredados.</text:p>
      <text:p text:style-name="P1"/>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1:00:23.855790655</meta:creation-date>
    <dc:date>2021-10-27T11:23:08.972027770</dc:date>
    <meta:editing-duration>PT2M24S</meta:editing-duration>
    <meta:editing-cycles>1</meta:editing-cycles>
    <meta:document-statistic meta:table-count="0" meta:image-count="0" meta:object-count="0" meta:page-count="1" meta:paragraph-count="7" meta:word-count="346" meta:character-count="2072" meta:non-whitespace-character-count="1729"/>
    <meta:generator>LibreOffice/6.4.4.2$Linux_X86_64 LibreOffice_project/40$Build-2</meta:generator>
  </office:meta>
</office:document-meta>
</file>